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Encabezado">
      <style:paragraph-properties>
        <style:tab-stops>
          <style:tab-stop style:position="8.5cm" style:type="center"/>
          <style:tab-stop style:position="18.946cm" style:type="right"/>
        </style:tab-stops>
      </style:paragraph-properties>
      <style:text-properties style:font-name="Verdana"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2" style:family="paragraph" style:parent-style-name="Footer">
      <style:paragraph-properties fo:padding="0.035cm" fo:border="0.26pt solid #000000" style:shadow="none">
        <style:tab-stops>
          <style:tab-stop style:position="8.5cm" style:type="center"/>
          <style:tab-stop style:position="18.831cm" style:type="right"/>
        </style:tab-stops>
      </style:paragraph-properties>
    </style:style>
    <style:style style:name="P3" style:family="paragraph" style:parent-style-name="Standard">
      <style:paragraph-properties fo:line-height="150%" fo:text-align="justify" style:justify-single-word="false"/>
      <style:text-properties style:font-name="Verdana" fo:font-size="10pt" style:font-size-asian="10pt" style:font-size-complex="10pt"/>
    </style:style>
    <style:style style:name="P4" style:family="paragraph" style:parent-style-name="Standard">
      <style:paragraph-properties fo:line-height="150%" fo:text-align="justify" style:justify-single-word="false">
        <style:tab-stops>
          <style:tab-stop style:position="0.028cm"/>
        </style:tab-stops>
      </style:paragraph-properties>
      <style:text-properties style:font-name="Verdana" fo:font-size="10pt" style:font-size-asian="10pt" style:font-size-complex="10pt"/>
    </style:style>
    <style:style style:name="P5" style:family="paragraph" style:parent-style-name="Standard">
      <style:paragraph-properties fo:line-height="150%" fo:text-align="justify" style:justify-single-word="false"/>
      <style:text-properties style:font-name="Verdana" fo:font-size="10pt" fo:font-style="italic" style:font-size-asian="10pt" style:font-style-asian="italic" style:font-size-complex="10pt" style:font-style-complex="italic"/>
    </style:style>
    <style:style style:name="P6" style:family="paragraph" style:parent-style-name="Standard">
      <style:paragraph-properties fo:line-height="150%" fo:text-align="justify" style:justify-single-word="false">
        <style:tab-stops>
          <style:tab-stop style:position="0.028cm"/>
        </style:tab-stops>
      </style:paragraph-properties>
      <style:text-properties style:font-name="Verdana" fo:font-size="10pt" fo:language="en" fo:country="US" style:font-size-asian="10pt" style:font-size-complex="10pt"/>
    </style:style>
    <style:style style:name="P7" style:family="paragraph" style:parent-style-name="Standard" style:master-page-name="MP0">
      <style:paragraph-properties fo:line-height="150%" fo:text-align="justify" style:justify-single-word="false" style:page-number="auto" fo:break-before="page"/>
      <style:text-properties style:font-name="Verdana"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paragraph-properties fo:line-height="150%" fo:text-align="justify" style:justify-single-word="false"/>
      <style:text-properties style:font-name="Verdana" fo:font-size="10pt" style:font-size-asian="10pt" style:font-size-complex="10pt"/>
    </style:style>
    <style:style style:name="P9" style:family="paragraph" style:parent-style-name="Standard" style:list-style-name="L1">
      <style:paragraph-properties fo:line-height="150%" fo:text-align="justify" style:justify-single-word="false"/>
      <style:text-properties style:font-name="Verdana" fo:font-size="10pt" style:font-size-asian="10pt" style:font-size-complex="10pt"/>
    </style:style>
    <style:style style:name="P10" style:family="paragraph" style:parent-style-name="Standard" style:list-style-name="L1">
      <style:paragraph-properties fo:line-height="150%" fo:text-align="justify" style:justify-single-word="false"/>
      <style:text-properties style:font-name="Verdana" fo:font-size="10pt" officeooo:paragraph-rsid="00029990" style:font-size-asian="10pt" style:font-size-complex="10pt"/>
    </style:style>
    <style:style style:name="P11" style:family="paragraph" style:parent-style-name="Standard" style:list-style-name="L1">
      <style:paragraph-properties fo:line-height="150%" fo:text-align="justify" style:justify-single-word="false">
        <style:tab-stops>
          <style:tab-stop style:position="-1.242cm"/>
        </style:tab-stops>
      </style:paragraph-properties>
      <style:text-properties style:font-name="Verdana" fo:font-size="10pt" style:font-size-asian="10pt" style:font-size-complex="10pt"/>
    </style:style>
    <style:style style:name="P12" style:family="paragraph" style:parent-style-name="Standard" style:list-style-name="L1">
      <style:paragraph-properties fo:line-height="150%" fo:text-align="justify" style:justify-single-word="false">
        <style:tab-stops>
          <style:tab-stop style:position="-1.242cm"/>
        </style:tab-stops>
      </style:paragraph-properties>
    </style:style>
    <style:style style:name="T1" style:family="text">
      <style:text-properties style:font-name="Verdana" fo:font-size="8pt" style:font-size-asian="8pt" style:font-size-complex="8pt"/>
    </style:style>
    <style:style style:name="T2" style:family="text">
      <style:text-properties style:font-name="Verdana" fo:font-size="10pt" style:font-size-asian="10pt" style:font-size-complex="10pt"/>
    </style:style>
    <style:style style:name="T3" style:family="text">
      <style:text-properties officeooo:rsid="00029990"/>
    </style:style>
    <style:style style:name="T4" style:family="text">
      <style:text-properties officeooo:rsid="0002fc19"/>
    </style:style>
    <style:style style:name="T5" style:family="text">
      <style:text-properties officeooo:rsid="000494ed"/>
    </style:style>
    <text:list-style style:name="L1">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ercicis Tema 3</text:p>
      <text:p text:style-name="P3"/>
      <text:list xml:id="list3070558873" text:style-name="L1">
        <text:list-item>
          <text:p text:style-name="P9">Escriure un programa que escriga a la pantalla teu nom complet en una línia i en la línia següent teva data de naixement amb format dd/mm/yyyy.</text:p>
        </text:list-item>
      </text:list>
      <text:p text:style-name="P3"/>
      <text:list xml:id="list162540224424160" text:continue-numbering="true" text:style-name="L1">
        <text:list-item>
          <text:p text:style-name="P9">Donat els següents identificadors que va a utilitzar-se en un programa escrit en Java, quins d'ells son correctes i quins no? Explica perquè.</text:p>
          <text:list>
            <text:list-item>
              <text:p text:style-name="P9">mi carta No, no s’atmitixen espais</text:p>
            </text:list-item>
            <text:list-item>
              <text:p text:style-name="P9">unacarta Si, pero no sigue la norma del camel case</text:p>
            </text:list-item>
            <text:list-item>
              <text:p text:style-name="P9">min2escritos Si, no es recomendable por el uso de numeros y el camel Case</text:p>
            </text:list-item>
            <text:list-item>
              <text:p text:style-name="P9">4cientos No, porque empieza por numero</text:p>
            </text:list-item>
            <text:list-item>
              <text:p text:style-name="P9">es_un_mensaje Si, pero para usar un espacio es mejor usar camel case</text:p>
            </text:list-item>
            <text:list-item>
              <text:p text:style-name="P9">no_vale nada No, no se usan espacios</text:p>
            </text:list-item>
            <text:list-item>
              <text:p text:style-name="P9">______ejemplo________ Si, pero no es recomendable porque no sabemos cuantos guiones hay</text:p>
            </text:list-item>
            <text:list-item>
              <text:p text:style-name="P9">mi-programa No, usa un operador que esta reservado por el lenguaje</text:p>
            </text:list-item>
            <text:list-item>
              <text:p text:style-name="P9">¿Cuántos? No, el signo de interrogacion es un carácter resevado</text:p>
            </text:list-item>
            <text:list-item>
              <text:p text:style-name="P9">el%Descontado No, es un operador</text:p>
            </text:list-item>
            <text:list-item>
              <text:p text:style-name="P9">a150PORHORA Si, pero utiliza numeros y el uso del camel case es incorrecto</text:p>
            </text:list-item>
            <text:list-item>
              <text:p text:style-name="P9">TengoMUCHO$$$$$ Si,</text:p>
            </text:list-item>
            <text:list-item>
              <text:p text:style-name="P9">LOS400GOLPES Si,</text:p>
            </text:list-item>
            <text:list-item>
              <text:p text:style-name="P9">quieroUNAsolución Si,</text:p>
            </text:list-item>
          </text:list>
        </text:list-item>
      </text:list>
      <text:p text:style-name="P3"/>
      <text:list xml:id="list162539017688672" text:continue-numbering="true" text:style-name="L1">
        <text:list-item>
          <text:p text:style-name="P9">Escriu un programa que visualitze quant ens costarà comprar unes sabates si el seu preu es de 85 € però sabem que tenen un 15% de descompte.</text:p>
        </text:list-item>
      </text:list>
      <text:p text:style-name="P3"/>
      <text:list xml:id="list162539559209874" text:continue-numbering="true" text:style-name="L1">
        <text:list-item>
          <text:p text:style-name="P9">Donades les següents expresions artimètiques, indica quin és el resultat d'avaluar-les. Després comprova si és correcte fent un programa Java que mostre el resultat.</text:p>
          <text:list>
            <text:list-item>
              <text:p text:style-name="P9">25 + 20 -15 = 30</text:p>
            </text:list-item>
            <text:list-item>
              <text:p text:style-name="P9">20 * 10 + 15 * 10 = 350</text:p>
            </text:list-item>
            <text:list-item>
              <text:p text:style-name="P9">20 * 10 / 2 - 20 / 5 * 3 = 88</text:p>
            </text:list-item>
            <text:list-item>
              <text:p text:style-name="P9">15 / 10 * 2 + 3 / 4 * 8 = <text:span text:style-name="T3">2</text:span></text:p>
            </text:list-item>
          </text:list>
        </text:list-item>
      </text:list>
      <text:p text:style-name="P3"/>
      <text:list xml:id="list162538919791934" text:continue-numbering="true" text:style-name="L1">
        <text:list-item>
          <text:p text:style-name="P9">Escriu un programa que declare dos variables senceres per a descriure les longituds dels costats d'un rectangle. El programa ha de calcular i escriure a la pantalla les longituds dels costats, el perímetre i l'àrea del rectangle. (Suposa que el rectangle mesura 15 cm d'alt i 25 cm d'ample.)</text:p>
        </text:list-item>
      </text:list>
      <text:p text:style-name="P3"/>
      <text:list xml:id="list162539552778709" text:continue-numbering="true" text:style-name="L1">
        <text:list-item>
          <text:p text:style-name="P9">Donades les següents expressions aritmètic-lògiques calcula quin és el resultat d'avaluar-les.</text:p>
          <text:list>
            <text:list-item>
              <text:p text:style-name="P9">25 &gt; 20 &amp;&amp; 13 &gt; 5 TRUE</text:p>
            </text:list-item>
            <text:list-item>
              <text:p text:style-name="P9">10 + 4 &lt; 15 – 3 || 2 * 5 + 1 &gt; 14 – 2 * 2 TRUE</text:p>
            </text:list-item>
            <text:list-item>
              <text:p text:style-name="P9">4 * 2 &lt;= 8 <text:span text:style-name="T4">|</text:span>| 2 * 2 &lt; 5 &amp;&amp; 4 &gt; 3 + 1 FALSE</text:p>
            </text:list-item>
            <text:list-item>
              <text:p text:style-name="P9">10 &lt;= 2 * 5 &amp;&amp; 3 &lt; 4 || !(8 &gt; 7) &amp;&amp; 3 * 2 &lt;= 4 * 2 – 1 TRUE</text:p>
            </text:list-item>
          </text:list>
        </text:list-item>
      </text:list>
      <text:p text:style-name="P3"/>
      <text:p text:style-name="P3"/>
      <text:list xml:id="list162539088010999" text:continue-numbering="true" text:style-name="L1">
        <text:list-item>
          <text:p text:style-name="P9"><text:soft-page-break/>Quines de les següents assignacions són incorrectes donades les següents declaracions:</text:p>
        </text:list-item>
      </text:list>
      <text:p text:style-name="P5">int A, B, C, D , salario, cuenta, M, SUMA, NOTA1, NOTA2, P;</text:p>
      <text:p text:style-name="P5">String K, nombre;</text:p>
      <text:list xml:id="list162539038166201" text:continue-numbering="true" text:style-name="L1">
        <text:list-item>
          <text:list>
            <text:list-item>
              <text:p text:style-name="P9">A + B =C +D <text:s text:c="2"/><text:span text:style-name="T3">Incorrecta</text:span></text:p>
            </text:list-item>
            <text:list-item>
              <text:p text:style-name="P10">nombre = PEDRO; <text:s text:c="2"/><text:span text:style-name="T3">Incorrecta</text:span></text:p>
            </text:list-item>
            <text:list-item>
              <text:p text:style-name="P9">salario= salario+1;</text:p>
            </text:list-item>
            <text:list-item>
              <text:p text:style-name="P9">cuenta = 45000;</text:p>
            </text:list-item>
            <text:list-item>
              <text:p text:style-name="P10">k= k*4; <text:s text:c="3"/><text:span text:style-name="T3">Incorrecta</text:span></text:p>
            </text:list-item>
            <text:list-item>
              <text:p text:style-name="P9">B = 18 -B;</text:p>
            </text:list-item>
            <text:list-item>
              <text:p text:style-name="P9">C= X-8;</text:p>
            </text:list-item>
            <text:list-item>
              <text:p text:style-name="P10">SUMA = NOTA1 +nota2; <text:s text:c="2"/><text:span text:style-name="T3">Incorrecta</text:span></text:p>
            </text:list-item>
            <text:list-item>
              <text:p text:style-name="P10">P+5 = 14; <text:s text:c="2"/><text:span text:style-name="T3">Incorrecta</text:span></text:p>
            </text:list-item>
            <text:list-item>
              <text:p text:style-name="P9">K= “Carlos”;</text:p>
            </text:list-item>
            <text:list-item>
              <text:p text:style-name="P10">nombre= 'ana'; <text:s text:c="2"/><text:span text:style-name="T3">Incorrecta</text:span></text:p>
            </text:list-item>
            <text:list-item>
              <text:p text:style-name="P9">nombre= K;</text:p>
            </text:list-item>
            <text:list-item>
              <text:p text:style-name="P10">nombre = “Juan” + K; <text:s text:c="2"/><text:span text:style-name="T3">Incorrecta</text:span></text:p>
            </text:list-item>
            <text:list-item>
              <text:p text:style-name="P10">B= K; <text:s text:c="2"/><text:span text:style-name="T3">Incorrecta</text:span></text:p>
            </text:list-item>
            <text:list-item>
              <text:p text:style-name="P9">K = B;</text:p>
            </text:list-item>
          </text:list>
        </text:list-item>
      </text:list>
      <text:p text:style-name="P3"/>
      <text:list xml:id="list162540612176204" text:continue-numbering="true" text:style-name="L1">
        <text:list-item>
          <text:p text:style-name="P9">Escriu un programa que visualitze per pantalla el número de dies de vida que té una persona. No considerem anys bisiestos. Recorda que cada any té 365 dies. Les pautes per escriure el programa són:</text:p>
          <text:list>
            <text:list-item>
              <text:p text:style-name="P9">Declarar una variable de tipus enter per guardar l'edat. Dona-li un nom significatiu.</text:p>
            </text:list-item>
            <text:list-item>
              <text:p text:style-name="P9">Demanar a l'usuari que introduïsca la seua edat i inicialitzar la variable anterior a eixe valor.</text:p>
            </text:list-item>
            <text:list-item>
              <text:p text:style-name="P9">Crear una nova variable per guardar el número de dies que té eixa persona.</text:p>
            </text:list-item>
            <text:list-item>
              <text:p text:style-name="P9">Imprimix un missatge per pantalla que mostre, més o menys…</text:p>
            </text:list-item>
          </text:list>
        </text:list-item>
      </text:list>
      <text:p text:style-name="P3">Una persona de 23 anys té 8395 dies de vida.</text:p>
      <text:p text:style-name="P3"/>
      <text:list xml:id="list162539448550075" text:continue-numbering="true" text:style-name="L1">
        <text:list-item>
          <text:p text:style-name="P9">Escriu un programa que definisca un tipus de dades enumerat per representar els tres colors bàsics emprats per a representar els colors a una pantalla (RED, GREEN, BLUE). Després crea una variable d'aquest tipus i assigna-li el color BLUE. Per últim mostra per pantalla un missatge que indique de quin color es tracta.</text:p>
        </text:list-item>
      </text:list>
      <text:p text:style-name="P3"/>
      <text:list xml:id="list162539915492145" text:continue-numbering="true" text:style-name="L1">
        <text:list-item>
          <text:p text:style-name="P9">Escriu un programa que represente els següents tipus enumerats:</text:p>
          <text:list>
            <text:list-item>
              <text:p text:style-name="P9">Mesos de l'any</text:p>
            </text:list-item>
            <text:list-item>
              <text:p text:style-name="P9">Les notes musicals</text:p>
            </text:list-item>
            <text:list-item>
              <text:p text:style-name="P9">Les qualificacions d'un alumne</text:p>
            </text:list-item>
          </text:list>
        </text:list-item>
      </text:list>
      <text:p text:style-name="P3"/>
      <text:list xml:id="list162540243834879" text:continue-numbering="true" text:style-name="L1">
        <text:list-item>
          <text:p text:style-name="P9">Escriu un programa que visualitze per pantalla la resta de dos números. El programa haurà de demanar els dos números (minuend i subtrahend), fer la resta i mostrar el resultat.</text:p>
        </text:list-item>
      </text:list>
      <text:p text:style-name="P3"/>
      <text:list xml:id="list162538922225596" text:continue-numbering="true" text:style-name="L1">
        <text:list-item>
          <text:p text:style-name="P9">Escriu un programa que visualitze per pantalla la divisió de dos números. El programa haurà de demanar els dos números (dividend i divisor), fer la divisió i mostrar el resultat.</text:p>
        </text:list-item>
      </text:list>
      <text:p text:style-name="P3"><text:soft-page-break/></text:p>
      <text:list xml:id="list162539361853904" text:continue-numbering="true" text:style-name="L1">
        <text:list-item>
          <text:p text:style-name="P9">Escriu un programa que sol.licite a l'usuari una quantitat de segons i la convertisca a dies, hores, minuts i segons.</text:p>
        </text:list-item>
      </text:list>
      <text:p text:style-name="P3"/>
      <text:list xml:id="list162539580414483" text:continue-numbering="true" text:style-name="L1">
        <text:list-item>
          <text:p text:style-name="P11">Escriu un programa que sol.licite a l'usuari el radi de la circunferència i calcule la superfície i l'àrea de dita circumferència.</text:p>
        </text:list-item>
      </text:list>
      <text:p text:style-name="P4"/>
      <text:list xml:id="list162540201165408" text:continue-numbering="true" text:style-name="L1">
        <text:list-item>
          <text:p text:style-name="P11">Escriu un programa que demane a l'usuari una temperatura en graus centígrads, faça la conversió a graus Kelvin i graus Fahrenheit i la mostre per pantalla.</text:p>
        </text:list-item>
      </text:list>
      <text:p text:style-name="P6">Graus Kelvin = 273.15 + graus Celsius.</text:p>
      <text:p text:style-name="P6">Graus Fahrenheit = graus Celsius * (9/ 5) <text:s/>+ 32</text:p>
      <text:p text:style-name="P6"/>
      <text:list xml:id="list162539599753496" text:continue-numbering="true" text:style-name="L1">
        <text:list-item>
          <text:p text:style-name="P11">Escriu un programa que demane una quantitat en Euros i mostre per pantalla el seu valor en: Dòlars i Lliures (buscar a Internet la cotització de les monedes).</text:p>
        </text:list-item>
      </text:list>
      <text:p text:style-name="P3"/>
      <text:list xml:id="list162539411908880" text:continue-numbering="true" text:style-name="L1">
        <text:list-item>
          <text:p text:style-name="P12"><text:span text:style-name="Fuente_20_de_20_párrafo_20_predeter."><text:span text:style-name="T2">Escriu un programa per calcular el consum mitjà d'un automòbil. Per això el programa ha de sol·licitar informació sobre les tres últimes vegades que es va repostar combustible. De la primera sol·licitarà el preu del litre del combustible, el total pagat a omplir el dipòsit i el nombre de quilòmetres que marcava el comptaquilòmetres. De la segona vegada només sol·licitarà el preu del litre de combustible i el total pagat en omplir el dipòsit, i de la tercera vegada, sol·licitarà el valor que indicava el comptaquilòmetres. Amb aquestes dades de calcular el consum per cada 100 km i el cost per quilòmetr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1LVL3" style:display-name="WW_CharLFO1LVL3" style:family="text">
      <style:text-properties style:font-name="StarSymbol" fo:font-family="StarSymbol" style:font-family-generic="system"/>
    </style:style>
    <style:style style:name="WW_5f_CharLFO1LVL4" style:display-name="WW_CharLFO1LVL4" style:family="text">
      <style:text-properties style:font-name="StarSymbol" fo:font-family="StarSymbol" style:font-family-generic="system"/>
    </style:style>
    <style:style style:name="WW_5f_CharLFO1LVL5" style:display-name="WW_CharLFO1LVL5" style:family="text">
      <style:text-properties style:font-name="StarSymbol" fo:font-family="StarSymbol" style:font-family-generic="system"/>
    </style:style>
    <style:style style:name="WW_5f_CharLFO1LVL6" style:display-name="WW_CharLFO1LVL6" style:family="text">
      <style:text-properties style:font-name="StarSymbol" fo:font-family="StarSymbol" style:font-family-generic="system"/>
    </style:style>
    <style:style style:name="WW_5f_CharLFO1LVL7" style:display-name="WW_CharLFO1LVL7" style:family="text">
      <style:text-properties style:font-name="StarSymbol" fo:font-family="StarSymbol" style:font-family-generic="system"/>
    </style:style>
    <style:style style:name="WW_5f_CharLFO1LVL8" style:display-name="WW_CharLFO1LVL8" style:family="text">
      <style:text-properties style:font-name="StarSymbol" fo:font-family="StarSymbol" style:font-family-generic="system"/>
    </style:style>
    <style:style style:name="WW_5f_CharLFO1LVL9" style:display-name="WW_CharLFO1LVL9" style:family="text">
      <style:text-properties style:font-name="StarSymbol" fo:font-family="StarSymbol" style:font-family-generic="syste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tab-stop style:position="8.5cm" style:type="center"/>
          <style:tab-stop style:position="18.946cm" style:type="right"/>
        </style:tab-stops>
      </style:paragraph-properties>
      <style:text-properties style:font-name="Verdana"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MP2" style:family="paragraph" style:parent-style-name="Footer">
      <style:paragraph-properties fo:padding="0.035cm" fo:border="0.26pt solid #000000" style:shadow="none">
        <style:tab-stops>
          <style:tab-stop style:position="8.5cm" style:type="center"/>
          <style:tab-stop style:position="18.831cm" style:type="right"/>
        </style:tab-stops>
      </style:paragraph-properties>
    </style:style>
    <style:style style:name="MT1"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27cm" fo:margin-left="0cm" fo:margin-right="0cm" fo:margin-bottom="0cm" style:dynamic-spacing="true"/>
      </style:header-style>
      <style:footer-style>
        <style:header-footer-properties fo:min-height="-0.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1r DAM - Programació<text:tab/><text:tab/>Exercicis</text:p>
      </style:header>
      <style:footer>
        <text:p text:style-name="MP2"><text:span text:style-name="Fuente_20_de_20_párrafo_20_predeter."><text:span text:style-name="MT1"><text:page-number text:select-page="current">3</text:page-number></text:span></text:span><text:span text:style-name="Fuente_20_de_20_párrafo_20_predeter."><text:span text:style-name="MT1"><text:tab/><text:tab/>IES Número1 de Xàbia</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Roberth Ramirez Castillo</meta:initial-creator>
    <meta:creation-date>2018-09-23T23:08:00Z</meta:creation-date>
    <dc:date>2018-09-24T16:25:38.450885137</dc:date>
    <meta:editing-cycles>4</meta:editing-cycles>
    <meta:editing-duration>PT1M5S</meta:editing-duration>
    <meta:document-statistic meta:table-count="0" meta:image-count="0" meta:object-count="0" meta:page-count="3" meta:paragraph-count="69" meta:word-count="977" meta:character-count="5229" meta:non-whitespace-character-count="4298"/>
    <meta:template xlink:type="simple" xlink:actuate="onRequest" xlink:title="" xlink:href="Normal"/>
  </office:meta>
</office:document-meta>
</file>